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005cm" draw:marker-end-width="0.00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" svg:stroke-width="0.05cm" draw:marker-start-width="0.005cm" draw:marker-end-width="0.00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6666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cm" svg:stroke-color="#6666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17cm"/>
    </style:style>
    <style:style style:name="gr7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-color="#999999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svg:stroke-color="#000000" draw:fill-color="#999999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5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5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4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7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9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.8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3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P4" style:family="paragraph">
      <loext:graphic-properties draw:fill="solid" draw:fill-color="#dddddd"/>
      <style:paragraph-properties fo:text-align="center"/>
      <style:text-properties style:font-name="Times New Roman" fo:font-size="14pt" style:font-size-asian="14pt" style:font-size-complex="14pt"/>
    </style:style>
    <style:style style:name="P5" style:family="paragraph">
      <loext:graphic-properties draw:fill-color="#999999"/>
      <style:paragraph-properties fo:text-align="center"/>
      <style:text-properties style:font-name="Times New Roman" fo:font-size="14pt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3" style:family="text">
      <style:text-properties style:font-name="Times New Roman2" fo:font-size="14pt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2" fo:font-size="14pt" fo:font-style="normal" style:font-name-asian="Times New Roman2" style:font-size-asian="14pt" style:font-style-asian="normal" style:font-name-complex="Times New Roman2" style:font-size-complex="14pt" style:font-style-complex="normal"/>
    </style:style>
    <style:style style:name="T6" style:family="text">
      <style:text-properties style:text-position="sub 58%" style:font-name="Times New Roman2" fo:font-size="14pt" fo:font-style="normal" style:font-name-asian="Times New Roman2" style:font-size-asian="14pt" style:font-style-asian="normal" style:font-name-complex="Times New Roman2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cm" svg:y1="4cm" svg:x2="10.2cm" svg:y2="4cm">
          <text:p/>
        </draw:line>
        <draw:line draw:style-name="gr1" draw:text-style-name="P1" draw:layer="layout" svg:x1="3.8cm" svg:y1="6cm" svg:x2="10.2cm" svg:y2="6cm">
          <text:p/>
        </draw:line>
        <draw:line draw:style-name="gr1" draw:text-style-name="P1" draw:layer="layout" svg:x1="3.8cm" svg:y1="8cm" svg:x2="10.2cm" svg:y2="8cm">
          <text:p/>
        </draw:line>
        <draw:line draw:style-name="gr2" draw:text-style-name="P1" draw:layer="layout" svg:x1="3.8cm" svg:y1="5cm" svg:x2="10.2cm" svg:y2="5cm">
          <text:p/>
        </draw:line>
        <draw:line draw:style-name="gr2" draw:text-style-name="P1" draw:layer="layout" svg:x1="3.8cm" svg:y1="7cm" svg:x2="10.2cm" svg:y2="7cm">
          <text:p/>
        </draw:line>
        <draw:line draw:style-name="gr3" draw:text-style-name="P1" draw:layer="layout" svg:x1="7cm" svg:y1="3.8cm" svg:x2="7cm" svg:y2="8.2cm">
          <text:p/>
        </draw:line>
        <draw:line draw:style-name="gr3" draw:text-style-name="P1" draw:layer="layout" svg:x1="4cm" svg:y1="3.8cm" svg:x2="4cm" svg:y2="8.2cm">
          <text:p/>
        </draw:line>
        <draw:line draw:style-name="gr3" draw:text-style-name="P1" draw:layer="layout" svg:x1="10cm" svg:y1="3.8cm" svg:x2="10cm" svg:y2="8.2cm">
          <text:p/>
        </draw:line>
        <draw:line draw:style-name="gr4" draw:text-style-name="P1" draw:layer="layout" svg:x1="5.5cm" svg:y1="3.8cm" svg:x2="5.5cm" svg:y2="8.2cm">
          <text:p/>
        </draw:line>
        <draw:line draw:style-name="gr4" draw:text-style-name="P1" draw:layer="layout" svg:x1="8.5cm" svg:y1="3.8cm" svg:x2="8.5cm" svg:y2="8.2cm">
          <text:p/>
        </draw:line>
        <draw:frame draw:style-name="gr5" draw:text-style-name="P2" draw:layer="layout" svg:width="1.307cm" svg:height="0.806cm" svg:x="6.364cm" svg:y="3.784cm">
          <draw:text-box>
            <text:p><text:span text:style-name="T1">u</text:span><text:span text:style-name="T2">, </text:span><text:span text:style-name="T3">ψ</text:span></text:p>
          </draw:text-box>
        </draw:frame>
        <draw:frame draw:style-name="gr6" draw:text-style-name="P3" draw:layer="layout" svg:width="1.417cm" svg:height="0.806cm" svg:x="4.788cm" svg:y="4.8cm">
          <draw:text-box>
            <text:p><text:span text:style-name="T1">w</text:span><text:span text:style-name="T4">, </text:span><text:span text:style-name="T1">b</text:span><text:span text:style-name="T4">'</text:span></text:p>
          </draw:text-box>
        </draw:frame>
        <draw:frame draw:style-name="gr6" draw:text-style-name="P3" draw:layer="layout" svg:width="1.417cm" svg:height="0.806cm" svg:x="4.789cm" svg:y="6.8cm">
          <draw:text-box>
            <text:p><text:span text:style-name="T1">w</text:span><text:span text:style-name="T4">, </text:span><text:span text:style-name="T1">b</text:span><text:span text:style-name="T4">'</text:span></text:p>
          </draw:text-box>
        </draw:frame>
        <draw:frame draw:style-name="gr6" draw:text-style-name="P3" draw:layer="layout" svg:width="1.417cm" svg:height="0.806cm" svg:x="7.788cm" svg:y="4.8cm">
          <draw:text-box>
            <text:p><text:span text:style-name="T1">w</text:span><text:span text:style-name="T4">, </text:span><text:span text:style-name="T1">b</text:span><text:span text:style-name="T4">'</text:span></text:p>
          </draw:text-box>
        </draw:frame>
        <draw:frame draw:style-name="gr6" draw:text-style-name="P3" draw:layer="layout" svg:width="1.417cm" svg:height="0.806cm" svg:x="7.789cm" svg:y="6.8cm">
          <draw:text-box>
            <text:p><text:span text:style-name="T1">w</text:span><text:span text:style-name="T4">, </text:span><text:span text:style-name="T1">b</text:span><text:span text:style-name="T4">'</text:span></text:p>
          </draw:text-box>
        </draw:frame>
        <draw:custom-shape draw:style-name="gr7" draw:text-style-name="P4" draw:layer="layout" svg:width="0.2cm" svg:height="0.2cm" svg:x="6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cm" svg:height="0.2cm" svg:x="8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9.902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cm" svg:height="0.2cm" svg:x="5.403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3.904cm" svg:y="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6.9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cm" svg:height="0.2cm" svg:x="8.40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9.903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cm" svg:height="0.2cm" svg:x="5.404cm" svg:y="5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3.905cm" svg:y="5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6.902cm" svg:y="3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cm" svg:height="0.2cm" svg:x="8.403cm" svg:y="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9.904cm" svg:y="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cm" svg:height="0.2cm" svg:x="5.405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3.906cm" svg:y="3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8.403cm" svg:y="6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5.405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8.404cm" svg:y="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5.406cm" svg:y="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4cm" svg:y1="9.6cm" svg:x2="7cm" svg:y2="9.6cm">
          <text:p/>
        </draw:line>
        <draw:frame draw:style-name="gr11" draw:text-style-name="P3" draw:layer="layout" svg:width="4.537cm" svg:height="0.806cm" svg:x="6.8cm" svg:y="9.2cm">
          <draw:text-box>
            <text:p><text:span text:style-name="T4">longitudinal index, </text:span><text:span text:style-name="T1">i</text:span></text:p>
          </draw:text-box>
        </draw:frame>
        <draw:frame draw:style-name="gr12" draw:text-style-name="P3" draw:layer="layout" svg:width="1.057cm" svg:height="0.806cm" svg:x="3.5cm" svg:y="8.3cm">
          <draw:text-box>
            <text:p><text:span text:style-name="T1">i</text:span><text:span text:style-name="T4">-1</text:span></text:p>
          </draw:text-box>
        </draw:frame>
        <draw:frame draw:style-name="gr13" draw:text-style-name="P3" draw:layer="layout" svg:width="1.226cm" svg:height="0.806cm" svg:x="7.901cm" svg:y="8.3cm">
          <draw:text-box>
            <text:p><text:span text:style-name="T1">i+</text:span><text:span text:style-name="T4">1</text:span></text:p>
          </draw:text-box>
        </draw:frame>
        <draw:frame draw:style-name="gr13" draw:text-style-name="P3" draw:layer="layout" svg:width="1.226cm" svg:height="0.806cm" svg:x="9.401cm" svg:y="8.3cm">
          <draw:text-box>
            <text:p><text:span text:style-name="T1">i+</text:span><text:span text:style-name="T4">1</text:span></text:p>
          </draw:text-box>
        </draw:frame>
        <draw:frame draw:style-name="gr14" draw:text-style-name="P3" draw:layer="layout" svg:width="0.642cm" svg:height="0.806cm" svg:x="5.137cm" svg:y="8.3cm">
          <draw:text-box>
            <text:p><text:span text:style-name="T1">i</text:span></text:p>
          </draw:text-box>
        </draw:frame>
        <draw:frame draw:style-name="gr14" draw:text-style-name="P3" draw:layer="layout" svg:width="0.642cm" svg:height="0.806cm" svg:x="6.637cm" svg:y="8.3cm">
          <draw:text-box>
            <text:p><text:span text:style-name="T1">i</text:span></text:p>
          </draw:text-box>
        </draw:frame>
        <draw:frame draw:style-name="gr15" draw:text-style-name="P3" draw:layer="layout" svg:width="1.137cm" svg:height="0.806cm" svg:x="10.5cm" svg:y="7.548cm">
          <draw:text-box>
            <text:p><text:span text:style-name="T1">k</text:span><text:span text:style-name="T4">-1</text:span></text:p>
          </draw:text-box>
        </draw:frame>
        <draw:frame draw:style-name="gr15" draw:text-style-name="P3" draw:layer="layout" svg:width="1.137cm" svg:height="0.806cm" svg:x="10.501cm" svg:y="6.548cm">
          <draw:text-box>
            <text:p><text:span text:style-name="T1">k</text:span><text:span text:style-name="T4">-1</text:span></text:p>
          </draw:text-box>
        </draw:frame>
        <draw:frame draw:style-name="gr16" draw:text-style-name="P3" draw:layer="layout" svg:width="0.722cm" svg:height="0.806cm" svg:x="10.502cm" svg:y="5.548cm">
          <draw:text-box>
            <text:p><text:span text:style-name="T1">k</text:span></text:p>
          </draw:text-box>
        </draw:frame>
        <draw:frame draw:style-name="gr16" draw:text-style-name="P3" draw:layer="layout" svg:width="0.722cm" svg:height="0.806cm" svg:x="10.503cm" svg:y="4.548cm">
          <draw:text-box>
            <text:p><text:span text:style-name="T1">k</text:span></text:p>
          </draw:text-box>
        </draw:frame>
        <draw:frame draw:style-name="gr17" draw:text-style-name="P3" draw:layer="layout" svg:width="1.251cm" svg:height="0.806cm" svg:x="10.504cm" svg:y="3.548cm">
          <draw:text-box>
            <text:p><text:span text:style-name="T1">k</text:span><text:span text:style-name="T4">+1</text:span></text:p>
          </draw:text-box>
        </draw:frame>
        <draw:frame draw:style-name="gr18" draw:text-style-name="P3" draw:layer="layout" svg:width="1.162cm" svg:height="0.806cm" svg:x="2.4cm" svg:y="3.6cm">
          <draw:text-box>
            <text:p><text:span text:style-name="T4">HL</text:span></text:p>
          </draw:text-box>
        </draw:frame>
        <draw:frame draw:style-name="gr18" draw:text-style-name="P3" draw:layer="layout" svg:width="1.162cm" svg:height="0.806cm" svg:x="2.4cm" svg:y="5.6cm">
          <draw:text-box>
            <text:p><text:span text:style-name="T4">HL</text:span></text:p>
          </draw:text-box>
        </draw:frame>
        <draw:frame draw:style-name="gr18" draw:text-style-name="P3" draw:layer="layout" svg:width="1.162cm" svg:height="0.806cm" svg:x="2.4cm" svg:y="7.6cm">
          <draw:text-box>
            <text:p><text:span text:style-name="T4">HL</text:span></text:p>
          </draw:text-box>
        </draw:frame>
        <draw:frame draw:style-name="gr19" draw:text-style-name="P3" draw:layer="layout" svg:width="1.078cm" svg:height="0.806cm" svg:x="2.4cm" svg:y="4.6cm">
          <draw:text-box>
            <text:p><text:span text:style-name="T4">FL</text:span></text:p>
          </draw:text-box>
        </draw:frame>
        <draw:frame draw:style-name="gr19" draw:text-style-name="P3" draw:layer="layout" svg:width="1.078cm" svg:height="0.806cm" svg:x="2.4cm" svg:y="6.6cm">
          <draw:text-box>
            <text:p><text:span text:style-name="T4">FL</text:span></text:p>
          </draw:text-box>
        </draw:frame>
        <draw:line draw:style-name="gr10" draw:text-style-name="P6" draw:layer="layout" svg:x1="12.29cm" svg:y1="10.102cm" svg:x2="12.29cm" svg:y2="7.102cm">
          <text:p/>
        </draw:line>
        <draw:frame draw:style-name="gr20" draw:text-style-name="P3" draw:layer="layout" svg:width="3.694cm" svg:height="0.806cm" draw:transform="rotate (1.5707963267949) translate (11.85cm 7.249cm)">
          <draw:text-box>
            <text:p><text:span text:style-name="T4">vertical index, </text:span><text:span text:style-name="T1">k</text:span></text:p>
          </draw:text-box>
        </draw:frame>
        <draw:frame draw:style-name="gr21" draw:text-style-name="P2" draw:layer="layout" svg:width="1.667cm" svg:height="0.806cm" svg:x="4.7cm" svg:y="3.776cm">
          <draw:text-box>
            <text:p><text:span text:style-name="T1">v</text:span><text:span text:style-name="T4">, </text:span><text:span text:style-name="T3">ρ</text:span><text:span text:style-name="T5">, </text:span><text:span text:style-name="T3">χ</text:span></text:p>
          </draw:text-box>
        </draw:frame>
        <draw:frame draw:style-name="gr21" draw:text-style-name="P2" draw:layer="layout" svg:width="1.667cm" svg:height="0.806cm" svg:x="4.701cm" svg:y="5.776cm">
          <draw:text-box>
            <text:p><text:span text:style-name="T1">v</text:span><text:span text:style-name="T4">, </text:span><text:span text:style-name="T3">ρ</text:span><text:span text:style-name="T5">, </text:span><text:span text:style-name="T3">χ</text:span></text:p>
          </draw:text-box>
        </draw:frame>
        <draw:frame draw:style-name="gr21" draw:text-style-name="P2" draw:layer="layout" svg:width="1.667cm" svg:height="0.806cm" svg:x="4.702cm" svg:y="7.776cm">
          <draw:text-box>
            <text:p><text:span text:style-name="T1">v</text:span><text:span text:style-name="T4">, </text:span><text:span text:style-name="T3">ρ</text:span><text:span text:style-name="T5">, </text:span><text:span text:style-name="T3">χ</text:span></text:p>
          </draw:text-box>
        </draw:frame>
        <draw:frame draw:style-name="gr21" draw:text-style-name="P2" draw:layer="layout" svg:width="1.667cm" svg:height="0.806cm" svg:x="7.701cm" svg:y="3.776cm">
          <draw:text-box>
            <text:p><text:span text:style-name="T1">v</text:span><text:span text:style-name="T4">, </text:span><text:span text:style-name="T3">ρ</text:span><text:span text:style-name="T5">, </text:span><text:span text:style-name="T3">χ</text:span></text:p>
          </draw:text-box>
        </draw:frame>
        <draw:frame draw:style-name="gr21" draw:text-style-name="P2" draw:layer="layout" svg:width="1.667cm" svg:height="0.806cm" svg:x="7.702cm" svg:y="5.776cm">
          <draw:text-box>
            <text:p><text:span text:style-name="T1">v</text:span><text:span text:style-name="T4">, </text:span><text:span text:style-name="T3">ρ</text:span><text:span text:style-name="T5">, </text:span><text:span text:style-name="T3">χ</text:span></text:p>
          </draw:text-box>
        </draw:frame>
        <draw:frame draw:style-name="gr21" draw:text-style-name="P2" draw:layer="layout" svg:width="1.667cm" svg:height="0.806cm" svg:x="7.703cm" svg:y="7.776cm">
          <draw:text-box>
            <text:p><text:span text:style-name="T1">v</text:span><text:span text:style-name="T4">, </text:span><text:span text:style-name="T3">ρ</text:span><text:span text:style-name="T5">, </text:span><text:span text:style-name="T3">χ</text:span></text:p>
          </draw:text-box>
        </draw:frame>
        <draw:frame draw:style-name="gr5" draw:text-style-name="P2" draw:layer="layout" svg:width="1.307cm" svg:height="0.806cm" svg:x="6.365cm" svg:y="5.784cm">
          <draw:text-box>
            <text:p><text:span text:style-name="T1">u</text:span><text:span text:style-name="T2">, </text:span><text:span text:style-name="T3">ψ</text:span></text:p>
          </draw:text-box>
        </draw:frame>
        <draw:frame draw:style-name="gr5" draw:text-style-name="P2" draw:layer="layout" svg:width="1.307cm" svg:height="0.806cm" svg:x="6.366cm" svg:y="7.784cm">
          <draw:text-box>
            <text:p><text:span text:style-name="T1">u</text:span><text:span text:style-name="T2">, </text:span><text:span text:style-name="T3">ψ</text:span></text:p>
          </draw:text-box>
        </draw:frame>
        <draw:frame draw:style-name="gr5" draw:text-style-name="P2" draw:layer="layout" svg:width="1.307cm" svg:height="0.806cm" svg:x="9.365cm" svg:y="3.784cm">
          <draw:text-box>
            <text:p><text:span text:style-name="T1">u</text:span><text:span text:style-name="T2">, </text:span><text:span text:style-name="T3">ψ</text:span></text:p>
          </draw:text-box>
        </draw:frame>
        <draw:frame draw:style-name="gr5" draw:text-style-name="P2" draw:layer="layout" svg:width="1.307cm" svg:height="0.806cm" svg:x="9.366cm" svg:y="5.784cm">
          <draw:text-box>
            <text:p><text:span text:style-name="T1">u</text:span><text:span text:style-name="T2">, </text:span><text:span text:style-name="T3">ψ</text:span></text:p>
          </draw:text-box>
        </draw:frame>
        <draw:frame draw:style-name="gr5" draw:text-style-name="P2" draw:layer="layout" svg:width="1.307cm" svg:height="0.806cm" svg:x="9.367cm" svg:y="7.784cm">
          <draw:text-box>
            <text:p><text:span text:style-name="T1">u</text:span><text:span text:style-name="T2">, </text:span><text:span text:style-name="T3">ψ</text:span></text:p>
          </draw:text-box>
        </draw:frame>
        <draw:frame draw:style-name="gr5" draw:text-style-name="P2" draw:layer="layout" svg:width="1.307cm" svg:height="0.806cm" svg:x="3.366cm" svg:y="3.784cm">
          <draw:text-box>
            <text:p><text:span text:style-name="T1">u</text:span><text:span text:style-name="T2">, </text:span><text:span text:style-name="T3">ψ</text:span></text:p>
          </draw:text-box>
        </draw:frame>
        <draw:frame draw:style-name="gr5" draw:text-style-name="P2" draw:layer="layout" svg:width="1.307cm" svg:height="0.806cm" svg:x="3.367cm" svg:y="5.784cm">
          <draw:text-box>
            <text:p><text:span text:style-name="T1">u</text:span><text:span text:style-name="T2">, </text:span><text:span text:style-name="T3">ψ</text:span></text:p>
          </draw:text-box>
        </draw:frame>
        <draw:frame draw:style-name="gr5" draw:text-style-name="P2" draw:layer="layout" svg:width="1.307cm" svg:height="0.806cm" svg:x="3.368cm" svg:y="7.784cm">
          <draw:text-box>
            <text:p><text:span text:style-name="T1">u</text:span><text:span text:style-name="T2">, </text:span><text:span text:style-name="T3">ψ</text:span></text:p>
          </draw:text-box>
        </draw:frame>
        <draw:frame draw:style-name="gr22" draw:text-style-name="P2" draw:layer="layout" svg:width="1.375cm" svg:height="0.959cm" svg:x="4.825cm" svg:y="3.2cm">
          <draw:text-box>
            <text:p><text:span text:style-name="T1">q</text:span><text:span text:style-name="T2">, </text:span><text:span text:style-name="T3">q</text:span><text:span text:style-name="T6">c</text:span></text:p>
          </draw:text-box>
        </draw:frame>
        <draw:frame draw:style-name="gr22" draw:text-style-name="P2" draw:layer="layout" svg:width="1.375cm" svg:height="0.959cm" svg:x="7.826cm" svg:y="3.201cm">
          <draw:text-box>
            <text:p><text:span text:style-name="T1">q</text:span><text:span text:style-name="T2">, </text:span><text:span text:style-name="T3">q</text:span><text:span text:style-name="T6">c</text:span></text:p>
          </draw:text-box>
        </draw:frame>
        <draw:frame draw:style-name="gr22" draw:text-style-name="P2" draw:layer="layout" svg:width="1.375cm" svg:height="0.959cm" svg:x="4.825cm" svg:y="5.2cm">
          <draw:text-box>
            <text:p><text:span text:style-name="T1">q</text:span><text:span text:style-name="T2">, </text:span><text:span text:style-name="T3">q</text:span><text:span text:style-name="T6">c</text:span></text:p>
          </draw:text-box>
        </draw:frame>
        <draw:frame draw:style-name="gr22" draw:text-style-name="P2" draw:layer="layout" svg:width="1.375cm" svg:height="0.959cm" svg:x="7.826cm" svg:y="5.201cm">
          <draw:text-box>
            <text:p><text:span text:style-name="T1">q</text:span><text:span text:style-name="T2">, </text:span><text:span text:style-name="T3">q</text:span><text:span text:style-name="T6">c</text:span></text:p>
          </draw:text-box>
        </draw:frame>
        <draw:frame draw:style-name="gr22" draw:text-style-name="P2" draw:layer="layout" svg:width="1.375cm" svg:height="0.959cm" svg:x="4.825cm" svg:y="7.2cm">
          <draw:text-box>
            <text:p><text:span text:style-name="T1">q</text:span><text:span text:style-name="T2">, </text:span><text:span text:style-name="T3">q</text:span><text:span text:style-name="T6">c</text:span></text:p>
          </draw:text-box>
        </draw:frame>
        <draw:frame draw:style-name="gr22" draw:text-style-name="P2" draw:layer="layout" svg:width="1.375cm" svg:height="0.959cm" svg:x="7.826cm" svg:y="7.201cm">
          <draw:text-box>
            <text:p><text:span text:style-name="T1">q</text:span><text:span text:style-name="T2">, </text:span><text:span text:style-name="T3">q</text:span><text:span text:style-name="T6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4:57:02.719127029</meta:creation-date>
    <dc:date>2022-12-08T16:42:17.610899112</dc:date>
    <meta:editing-duration>PT7M13S</meta:editing-duration>
    <meta:editing-cycles>4</meta:editing-cycles>
    <meta:generator>LibreOffice/5.1.6.2$Linux_X86_64 LibreOffice_project/10m0$Build-2</meta:generator>
    <dc:creator>Ross </dc:creator>
    <meta:document-statistic meta:object-count="73"/>
  </office:meta>
</office:document-meta>
</file>